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mbria" fo:font-size="12pt" style:font-name-asian="Calibri1" style:font-size-asian="12pt" style:font-name-complex="Courier New1" style:font-size-complex="12pt"/>
    </style:style>
    <style:style style:name="P2" style:family="paragraph" style:parent-style-name="Standard">
      <style:text-properties style:font-name="Cambria" fo:font-size="12pt" officeooo:rsid="0008e0e5" officeooo:paragraph-rsid="0008e0e5" style:font-name-asian="Calibri1" style:font-size-asian="12pt" style:font-name-complex="Courier New1" style:font-size-complex="12pt"/>
    </style:style>
    <style:style style:name="P3" style:family="paragraph" style:parent-style-name="Standard">
      <style:text-properties style:font-name="Cambria" fo:font-size="12pt" officeooo:rsid="000b2431" officeooo:paragraph-rsid="000c15cf" style:font-name-asian="Calibri1" style:font-size-asian="12pt" style:font-name-complex="Courier New1" style:font-size-complex="12pt"/>
    </style:style>
    <style:style style:name="P4" style:family="paragraph" style:parent-style-name="Standard">
      <style:text-properties style:font-name="Cambria" fo:font-size="12pt" officeooo:rsid="000c15cf" officeooo:paragraph-rsid="000c15cf" style:font-name-asian="Calibri1" style:font-size-asian="12pt" style:font-name-complex="Courier New1" style:font-size-complex="12pt"/>
    </style:style>
    <style:style style:name="P5" style:family="paragraph" style:parent-style-name="Standard">
      <style:text-properties style:font-name="Cambria" fo:font-size="12pt" style:font-name-asian="Calibri1" style:font-size-asian="12pt" style:font-name-complex="Times New Roman" style:font-size-complex="12pt"/>
    </style:style>
    <style:style style:name="P6" style:family="paragraph" style:parent-style-name="Standard">
      <style:text-properties style:font-name="Cambria" fo:font-size="12pt" officeooo:rsid="0008aaf4" officeooo:paragraph-rsid="0008aaf4" style:font-name-asian="Calibri1" style:font-size-asian="12pt" style:font-name-complex="Times New Roman" style:font-size-complex="12pt"/>
    </style:style>
    <style:style style:name="P7" style:family="paragraph" style:parent-style-name="Standard">
      <style:text-properties style:font-name="Cambria" fo:font-size="12pt" officeooo:rsid="000bbf96" officeooo:paragraph-rsid="000bbf96" style:font-name-asian="Calibri1" style:font-size-asian="12pt" style:font-name-complex="Times New Roman" style:font-size-complex="12pt"/>
    </style:style>
    <style:style style:name="P8" style:family="paragraph" style:parent-style-name="Standard">
      <style:text-properties style:font-name="Cambria" fo:font-size="14pt" fo:font-weight="bold" style:font-name-asian="Calibri1" style:font-size-asian="14pt" style:font-weight-asian="bold" style:font-name-complex="Times New Roman" style:font-style-complex="italic"/>
    </style:style>
    <style:style style:name="P9" style:family="paragraph" style:parent-style-name="Standard">
      <style:paragraph-properties fo:text-align="justify" style:justify-single-word="false"/>
      <style:text-properties style:font-name="Cambria" fo:font-size="14pt" fo:font-weight="bold" officeooo:rsid="0008aaf4" officeooo:paragraph-rsid="0008aaf4" style:font-name-asian="Calibri1" style:font-size-asian="14pt" style:font-weight-asian="bold" style:font-name-complex="Times New Roman" style:font-style-complex="italic"/>
    </style:style>
    <style:style style:name="P10" style:family="paragraph" style:parent-style-name="Standard">
      <style:text-properties style:font-name="Cambria" fo:font-size="14pt" fo:font-weight="bold" officeooo:rsid="00095b6a" officeooo:paragraph-rsid="00095b6a" style:font-name-asian="Calibri1" style:font-size-asian="14pt" style:font-weight-asian="bold" style:font-name-complex="Times New Roman" style:font-style-complex="italic"/>
    </style:style>
    <style:style style:name="P11" style:family="paragraph" style:parent-style-name="Standard">
      <style:paragraph-properties fo:text-align="justify" style:justify-single-word="false"/>
      <style:text-properties style:font-name="Cambria" fo:font-size="14pt" fo:font-weight="bold" officeooo:rsid="0008aaf4" officeooo:paragraph-rsid="0008aaf4" style:font-name-asian="Calibri1" style:font-size-asian="14pt" style:font-weight-asian="bold" style:font-name-complex="Times New Roman" style:font-size-complex="12pt" style:font-style-complex="italic"/>
    </style:style>
    <style:style style:name="P12" style:family="paragraph" style:parent-style-name="Standard">
      <style:text-properties style:font-name="Cambria" fo:font-size="14pt" fo:font-weight="normal" officeooo:rsid="0008e0e5" officeooo:paragraph-rsid="0008e0e5" style:font-name-asian="Calibri1" style:font-size-asian="14pt" style:font-weight-asian="normal" style:font-name-complex="Times New Roman" style:font-style-complex="italic" style:font-weight-complex="normal"/>
    </style:style>
    <style:style style:name="P13" style:family="paragraph" style:parent-style-name="Standard">
      <style:paragraph-properties fo:text-align="justify" style:justify-single-word="false"/>
    </style:style>
    <style:style style:name="P14" style:family="paragraph" style:parent-style-name="Standard">
      <style:text-properties fo:color="#0000ff" style:font-name="Courier New" fo:font-size="12pt" fo:font-weight="bold" style:font-name-asian="Calibri1" style:font-size-asian="12pt" style:font-weight-asian="bold" style:font-name-complex="Courier New1" style:font-size-complex="12pt"/>
    </style:style>
    <style:style style:name="P15" style:family="paragraph" style:parent-style-name="Standard">
      <style:text-properties officeooo:rsid="000c15cf" officeooo:paragraph-rsid="000c15cf"/>
    </style:style>
    <style:style style:name="P16" style:family="paragraph" style:parent-style-name="Standard">
      <style:paragraph-properties fo:margin-top="0in" fo:margin-bottom="0in" loext:contextual-spacing="false" fo:line-height="100%"/>
    </style:style>
    <style:style style:name="P17" style:family="paragraph" style:parent-style-name="Standard">
      <style:paragraph-properties fo:margin-top="0in" fo:margin-bottom="0in" loext:contextual-spacing="false" fo:line-height="100%"/>
      <style:text-properties style:font-name="Cambria" fo:font-size="12pt" officeooo:rsid="000d9f7e" officeooo:paragraph-rsid="000d9f7e" style:font-name-asian="Calibri1" style:font-size-asian="12pt" style:font-name-complex="Times New Roman" style:font-size-complex="12pt"/>
    </style:style>
    <style:style style:name="P18" style:family="paragraph" style:parent-style-name="Standard" style:master-page-name="Standard">
      <style:paragraph-properties fo:text-align="center" style:justify-single-word="false" style:page-number="auto"/>
    </style:style>
    <style:style style:name="T1" style:family="text">
      <style:text-properties style:font-name="Cambria" fo:font-size="16pt" style:font-name-asian="Calibri1" style:font-size-asian="16pt" style:font-name-complex="Times New Roman" style:font-size-complex="16pt"/>
    </style:style>
    <style:style style:name="T2" style:family="text">
      <style:text-properties style:font-name="Cambria" style:font-name-asian="Calibri1" style:font-name-complex="Times New Roman"/>
    </style:style>
    <style:style style:name="T3" style:family="text">
      <style:text-properties style:font-name="Cambria" fo:font-size="20pt" fo:font-weight="bold" style:font-name-asian="Calibri1" style:font-size-asian="20pt" style:font-weight-asian="bold" style:font-name-complex="Times New Roman" style:font-size-complex="20pt"/>
    </style:style>
    <style:style style:name="T4" style:family="text">
      <style:text-properties style:font-name="Cambria" fo:font-size="12pt" style:font-name-asian="Calibri1" style:font-size-asian="12pt" style:font-name-complex="Courier New1" style:font-size-complex="12pt"/>
    </style:style>
    <style:style style:name="T5" style:family="text">
      <style:text-properties style:font-name="Cambria" fo:font-size="12pt" style:font-name-asian="Calibri1" style:font-size-asian="12pt" style:font-name-complex="Times New Roman" style:font-size-complex="12pt"/>
    </style:style>
    <style:style style:name="T6" style:family="text">
      <style:text-properties style:font-name="Cambria" fo:font-size="12pt" style:font-name-asian="Calibri1" style:font-size-asian="12pt" style:font-name-complex="Times New Roman" style:font-size-complex="12pt" style:font-style-complex="italic"/>
    </style:style>
    <style:style style:name="T7" style:family="text">
      <style:text-properties style:font-name="Cambria" fo:font-size="12pt" style:font-name-asian="MS Mincho" style:font-size-asian="12pt" style:font-name-complex="Times New Roman" style:font-size-complex="12pt"/>
    </style:style>
    <style:style style:name="T8" style:family="text">
      <style:text-properties style:font-name="Cambria" fo:font-size="12pt" fo:font-style="italic" style:font-name-asian="Calibri1" style:font-size-asian="12pt" style:font-style-asian="italic" style:font-name-complex="Courier New1" style:font-size-complex="12pt"/>
    </style:style>
    <style:style style:name="T9" style:family="text">
      <style:text-properties style:font-name="Cambria" fo:font-size="12pt" fo:font-style="italic" style:font-name-asian="Calibri1" style:font-size-asian="12pt" style:font-style-asian="italic" style:font-name-complex="Times New Roman" style:font-size-complex="12pt" style:font-style-complex="italic"/>
    </style:style>
    <style:style style:name="T10" style:family="text">
      <style:text-properties style:font-name="Cambria" fo:font-size="12pt" fo:font-weight="bold" style:font-name-asian="Calibri1" style:font-size-asian="12pt" style:font-weight-asian="bold" style:font-name-complex="Times New Roman" style:font-size-complex="12pt" style:font-style-complex="italic"/>
    </style:style>
    <style:style style:name="T11" style:family="text">
      <style:text-properties style:font-name="Cambria" fo:font-size="12pt" fo:font-weight="bold" style:font-name-asian="Calibri1" style:font-size-asian="12pt" style:font-weight-asian="bold" style:font-name-complex="Times New Roman" style:font-size-complex="12pt" style:font-style-complex="italic" style:font-weight-complex="bold"/>
    </style:style>
    <style:style style:name="T12" style:family="text">
      <style:text-properties style:font-name="Cambria" fo:font-size="12pt" fo:font-weight="bold" style:font-name-asian="Calibri1" style:font-size-asian="12pt" style:font-weight-asian="bold" style:font-name-complex="Courier New1" style:font-size-complex="12pt" style:font-weight-complex="bold"/>
    </style:style>
    <style:style style:name="T13" style:family="text">
      <style:text-properties style:font-name="Cambria" fo:font-size="14pt" fo:font-weight="bold" style:font-name-asian="Calibri1" style:font-size-asian="14pt" style:font-weight-asian="bold" style:font-name-complex="Times New Roman" style:font-style-complex="italic"/>
    </style:style>
    <style:style style:name="T14" style:family="text">
      <style:text-properties style:font-name="Cambria" fo:font-size="14pt" style:font-name-asian="Calibri1" style:font-size-asian="14pt" style:font-name-complex="Times New Roman" style:font-style-complex="italic"/>
    </style:style>
    <style:style style:name="T15" style:family="text">
      <style:text-properties fo:color="#0000ff" style:font-name="Courier New" fo:font-size="12pt" fo:font-weight="bold" style:font-name-asian="Calibri1" style:font-size-asian="12pt" style:font-weight-asian="bold" style:font-name-complex="Courier New1" style:font-size-complex="12pt"/>
    </style:style>
    <style:style style:name="T16" style:family="text">
      <style:text-properties fo:color="#0000ff" style:font-name="Courier New" fo:font-size="12pt" fo:font-weight="bold" style:font-name-asian="Calibri1" style:font-size-asian="12pt" style:font-weight-asian="bold" style:font-name-complex="Courier New1" style:font-size-complex="12pt" style:font-style-complex="italic"/>
    </style:style>
    <style:style style:name="T17" style:family="text">
      <style:text-properties fo:color="#0000ff" style:font-name="Cambria" fo:font-size="12pt" style:font-name-asian="Calibri1" style:font-size-asian="12pt" style:font-name-complex="Times New Roman" style:font-size-complex="12pt"/>
    </style:style>
    <style:style style:name="T18" style:family="text">
      <style:text-properties fo:color="#0000ff" style:font-name="Cambria" fo:font-size="12pt" fo:font-style="italic" style:font-name-asian="Calibri1" style:font-size-asian="12pt" style:font-style-asian="italic" style:font-name-complex="Courier New1" style:font-size-complex="12pt"/>
    </style:style>
    <style:style style:name="T19" style:family="text">
      <style:text-properties officeooo:rsid="00095b6a"/>
    </style:style>
    <style:style style:name="T20" style:family="text">
      <style:text-properties officeooo:rsid="000c15cf"/>
    </style:style>
    <style:style style:name="fr1"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Math 338</text:span><text:span text:style-name="T2"><text:tab/> <text:s text:c="13"/><text:tab/></text:span><text:span text:style-name="T3"> <text:s text:c="7"/>Lab Assignment #15 <text:s text:c="2"/></text:span><text:span text:style-name="T1"><text:s text:c="5"/><text:tab/><text:tab/>Fall 2019</text:span></text:p>
      <text:p text:style-name="Standard"><text:span text:style-name="T4">Assume that squirrel weights are approximately normally distributed with </text:span><text:span text:style-name="T4"><draw:frame draw:style-name="fr1" draw:name="Object1" text:anchor-type="as-char" svg:width="0.5252in" svg:height="0.1839in" draw:z-index="0"><draw:object xlink:href="./Object 2" xlink:type="simple" xlink:show="embed" xlink:actuate="onLoad"/><draw:image xlink:href="./ObjectReplacements/Object 2" xlink:type="simple" xlink:show="embed" xlink:actuate="onLoad"/></draw:frame></text:span><text:span text:style-name="T4"> lbs and </text:span><text:span text:style-name="T4"><draw:frame draw:style-name="fr1" draw:name="Object2" text:anchor-type="as-char" svg:width="0.5299in" svg:height="0.1839in" draw:z-index="1"><draw:object xlink:href="./Object 4" xlink:type="simple" xlink:show="embed" xlink:actuate="onLoad"/><draw:image xlink:href="./ObjectReplacements/Object 4" xlink:type="simple" xlink:show="embed" xlink:actuate="onLoad"/></draw:frame></text:span><text:span text:style-name="T4"> lbs. Let’s simulate a sample of 4 squirrels. <text:s/>Open a new script and start by setting the seed to 338. This ensures that everyone will get the same values (it’s “random” but reproducible). Then, we’ll simulate randomly selecting 4 squirrels and weighing them using the </text:span><text:span text:style-name="T15">rnorm</text:span><text:span text:style-name="T4"> command.</text:span></text:p>
      <text:p text:style-name="P1"/>
      <text:p text:style-name="Standard"><text:span text:style-name="T15">&gt; set.seed(338)</text:span></text:p>
      <text:p text:style-name="Standard"><text:span text:style-name="T15">&gt; n_squirrels &lt;- 4</text:span></text:p>
      <text:p text:style-name="Standard"><text:span text:style-name="T15">&gt; normal_draws &lt;- rnorm(n = n_squirrels, mean = 1.7, sd = 0.5)</text:span></text:p>
      <text:p text:style-name="P8"/>
      <text:p text:style-name="Standard"><text:span text:style-name="T13">Question #1</text:span><text:span text:style-name="T5"> Using the </text:span><text:span text:style-name="T15">print</text:span><text:span text:style-name="T5"> or </text:span><text:span text:style-name="T15">View</text:span><text:span text:style-name="T5"> function, look at the weights of the four simulated squirrels. Record the four weights below, rounded to three decimal places.</text:span></text:p>
      <text:p text:style-name="P5"/>
      <text:p text:style-name="P6">1.529, 2.141, 2.903, 1.725</text:p>
      <text:p text:style-name="P5"/>
      <text:p text:style-name="Standard"><text:span text:style-name="T5">The next step in our simulation is to compute a statistic that summarizes the sample of four squirrels. In this lab we’ll compute both the mean and standard deviation. </text:span></text:p>
      <text:p text:style-name="Standard"><text:span text:style-name="T15">&gt; mean(normal_draws)</text:span></text:p>
      <text:p text:style-name="Standard"><text:span text:style-name="T15">&gt; sd(normal_draws)</text:span></text:p>
      <text:p text:style-name="P9"/>
      <text:p text:style-name="P13"><text:span text:style-name="T13">Question #2</text:span><text:span text:style-name="T5"> </text:span><text:span text:style-name="T7">What are the mean and standard deviation of the weights of these four squirrels? Are they exactly equal to the population mean and standard deviation? Are they close?</text:span></text:p>
      <text:p text:style-name="P11">Mean is 2.074515 and the standard deviation is 0.6085165.</text:p>
      <text:p text:style-name="P6">The numbers are fairly close, the mean is off by 0.3</text:p>
      <text:p text:style-name="Standard"><text:span text:style-name="T5">Finally, we will simulate this process many times (1000 to be exact) to obtain 1000 sample means and 1000 sample standard deviations.</text:span></text:p>
      <text:p text:style-name="Standard"><text:span text:style-name="T15">&gt; n_samples &lt;- 1000<text:tab/></text:span></text:p>
      <text:p text:style-name="Standard"><text:span text:style-name="T15">&gt; normal_matrix &lt;- matrix(0, nrow = n_samples, ncol = n_squirrels) # initialize a matrix containing the actual random draws</text:span></text:p>
      <text:p text:style-name="P14"/>
      <text:p text:style-name="Standard"><text:span text:style-name="T15">&gt; set.seed(338) <text:s/># reset seed</text:span></text:p>
      <text:p text:style-name="Standard"><text:span text:style-name="T15">&gt; for(i in 1:n_samples){ <text:s/># a for loop - do this n_samples times</text:span></text:p>
      <text:p text:style-name="Standard"><text:span text:style-name="T15">+ <text:s/>normal_matrix[i,] &lt;- rnorm(n = n_squirrels, mean = 1.7, sd = 0.5)</text:span></text:p>
      <text:p text:style-name="Standard"><text:soft-page-break/><text:span text:style-name="T15">+ } <text:s/># there is actually an easier way to do this in R, but we code it this way to illustrate conceptually what is actually being done</text:span></text:p>
      <text:p text:style-name="P14"/>
      <text:p text:style-name="Standard"><text:span text:style-name="T15">&gt; mean_vector &lt;- apply(normal_matrix, 1, mean)</text:span></text:p>
      <text:p text:style-name="Standard"><text:span text:style-name="T15">&gt; sd_vector &lt;- apply(normal_matrix, 1, sd)</text:span></text:p>
      <text:p text:style-name="P5"/>
      <text:p text:style-name="Standard"><text:span text:style-name="T5">This code takes advantage of the </text:span><text:span text:style-name="T15">apply</text:span><text:span text:style-name="T5"> function. In R, the </text:span><text:span text:style-name="T15">apply</text:span><text:span text:style-name="T17"> </text:span><text:span text:style-name="T5">function indicates to apply a function (the third argument) over a dimension (the second argument: 1 = rows, 2 = columns, etc.) of a matrix or data frame (the first argument). Thus, </text:span><text:span text:style-name="T15">mean_vector</text:span><text:span text:style-name="T5"> is computed by taking the mean of every row of our matrix.</text:span></text:p>
      <text:p text:style-name="Standard"><text:span text:style-name="T13">Question #3</text:span><text:span text:style-name="T4"> Explain the difference between </text:span><text:span text:style-name="T15">n_squirrels</text:span><text:span text:style-name="T4"> and </text:span><text:span text:style-name="T15">n_samples</text:span><text:span text:style-name="T4">. Which one should we use as our </text:span><text:span text:style-name="T8">n</text:span><text:span text:style-name="T4"> in the formula for computing the standard deviation of the sampling distribution?</text:span></text:p>
      <text:p text:style-name="P2">n_samples is the amount of times the simulation will run where that number can change to be larger or smaller. n_squirrels is the amount of all squirrels in the given population and cannot change. This is considered the sample.</text:p>
      <text:p text:style-name="P1"/>
      <text:p text:style-name="Standard"><text:span text:style-name="T13">Question #4</text:span><text:span text:style-name="T14"> </text:span><text:span text:style-name="T6">Compute the theoretical mean and standard deviation of the sampling distribution of the mean squirrel weight in samples of size </text:span><text:span text:style-name="T9">n</text:span><text:span text:style-name="T6"> (where </text:span><text:span text:style-name="T9">n</text:span><text:span text:style-name="T6"> is the number you identified in </text:span><text:span text:style-name="T11">Question</text:span><text:span text:style-name="T6"> </text:span><text:span text:style-name="T10">#3</text:span><text:span text:style-name="T6">).</text:span></text:p>
      <text:p text:style-name="P12">Our theoretical would follow the formula <text:span text:style-name="T19">for standard deviation is </text:span>sigma divided by the square root of the number of elements in the population. This will e<text:span text:style-name="T19">valuate to 0.5/(4)^1/2 = 0.25. The formula for mean would simply the mean given which is 1.7.</text:span></text:p>
      <text:p text:style-name="Standard"><text:span text:style-name="T13">Question #5</text:span><text:span text:style-name="T14"> </text:span><text:span text:style-name="T6">What are the actual mean and standard deviation of your sample means? Are they close to what you calculated in </text:span><text:span text:style-name="T11">Question</text:span><text:span text:style-name="T6"> </text:span><text:span text:style-name="T10">#4</text:span><text:span text:style-name="T6">? (Hint: use the </text:span><text:span text:style-name="T16">mean()</text:span><text:span text:style-name="T6"> and </text:span><text:span text:style-name="T16">sd()</text:span><text:span text:style-name="T6"> functions on the vector of sample means)</text:span></text:p>
      <text:p text:style-name="P10">The actual mean is 1.696769 and the actual standard deviation is 0.1924363. The mean value is fine but the standard deviation value is off by around 0.05 but should be fine for all intents and purposes.<text:tab/></text:p>
      <text:p text:style-name="P16"><text:span text:style-name="T13">Question #6</text:span><text:span text:style-name="T4"> Using the </text:span><text:span text:style-name="T15">pnorm</text:span><text:span text:style-name="T4"> command and your answers to </text:span><text:span text:style-name="T12">Question #4</text:span><text:span text:style-name="T4">, find the approximate probability of obtaining a sample mean weight between 0.8 and 1.2 lbs (assuming the sampling distribution is normal). It may help to look at your code from Lab 13.</text:span></text:p>
      <text:p text:style-name="P1"/>
      <text:p text:style-name="P3"><text:span text:style-name="T20">0.02259102</text:span> is the probability for the weight to be in between 1.2 pounds and 0.8 pounds <text:span text:style-name="T20">given the sample size of four squirrels.</text:span></text:p>
      <text:p text:style-name="Standard"><text:span text:style-name="T13">Question #7</text:span><text:span text:style-name="T4"> In Lab 13, we computed the probability of obtaining a squirrel weight between 0.8 and 1.2 lbs to be 0.1227. Why do you get a different answer to </text:span><text:span text:style-name="T12">Question #6</text:span><text:span text:style-name="T4">?</text:span></text:p>
      <text:p text:style-name="P15"><text:span text:style-name="T4">There are significantly more squirrels in the sample for Lab 13.</text:span></text:p>
      <text:p text:style-name="P8"><text:soft-page-break/></text:p>
      <text:p text:style-name="Standard"><text:span text:style-name="T16"/></text:p>
      <text:p text:style-name="Standard"><text:span text:style-name="T16">&gt; squirrel_df &lt;- data.frame(mean = mean_vector, sd = sd_vector)</text:span></text:p>
      <text:p text:style-name="Standard"><text:span text:style-name="T16">&gt; library(ggplot2)</text:span></text:p>
      <text:p text:style-name="Standard"><text:span text:style-name="T16">&gt; squirrel_plot &lt;- ggplot(data = squirrel_df, mapping = aes(x = mean))</text:span></text:p>
      <text:p text:style-name="Standard"><text:span text:style-name="T16">&gt; squirrel_density &lt;- squirrel_plot + geom_histogram(aes(y = ..density..), <text:s/>binwidth = 0.1, center = 1.7) +</text:span></text:p>
      <text:p text:style-name="Standard"><text:span text:style-name="T16">+ stat_function(fun = dnorm, n = 101, args = list(mean = mean_sample_means, sd = sd_sample_means)) + <text:s/># replace mean_sample_means and sd_sample_means with your answers to question 4 </text:span></text:p>
      <text:p text:style-name="Standard"><text:span text:style-name="T16">+ labs(title = "Simulated Sample Means (n = 4) of Squirrel Weights", x = "My X-Axis Label", y = "Density") <text:s/># fix the x-axis title</text:span></text:p>
      <text:p text:style-name="Standard"><text:span text:style-name="T16">&gt; print(squirrel_density)</text:span></text:p>
      <text:p text:style-name="Standard"><text:span text:style-name="T13">Question #8</text:span><text:span text:style-name="T14"> </text:span><text:span text:style-name="T6">The code above creates a density histogram of the sample means of squirrel weights and overlays a normal density curve with estimated mean and sd. Make sure you type the </text:span><text:span text:style-name="T16">+</text:span><text:span text:style-name="T6"> if it appears at the end of a line, but ignore it if it appears at the beginning of a line. Fix the code as indicated in the code’s comments, then paste the graph below.</text:span></text:p>
      <text:p text:style-name="P7"><text:bookmark text:name="_Hlk503729692"/>Please see attached graph for solution. </text:p>
      <text:p text:style-name="P1"/>
      <text:p text:style-name="Standard"><text:span text:style-name="T4">This code finds the number of simulated sample means that are greater than 0.8 but less than 1.2:</text:span></text:p>
      <text:p text:style-name="Standard"><text:span text:style-name="T15">&gt; sum(mean_vector &gt; 0.8 &amp; mean_vector &lt; 1.2)</text:span></text:p>
      <text:p text:style-name="P1"/>
      <text:p text:style-name="Standard"><text:span text:style-name="T13">Question #9</text:span><text:span text:style-name="T4"> How many of your sample means were between 0.8 and 1.2 lbs? What proportion is that? Is the proportion close to what you calculated in </text:span><text:span text:style-name="T12">Question #6</text:span><text:span text:style-name="T4">?</text:span><text:bookmark text:name="_Hlk503730145"/></text:p>
      <text:p text:style-name="P1"/>
      <text:p text:style-name="P4">The number of squirrels that fall under these criteria is 19. It’s proportion is 19/1000 which is 0.019 and is fairly close to the value calculated above.</text:p>
      <text:p text:style-name="P16"><text:span text:style-name="T13">Question #10</text:span><text:span text:style-name="T4"> Was the first simulated sample of 4 squirrels unusually heavy? Explain your reasoning. (Hint: Use the </text:span><text:span text:style-name="T15">pnorm</text:span><text:span text:style-name="T18"> </text:span><text:span text:style-name="T4">command to find the probability of simulating a heavier sample mean of 4 squirrels than the sample mean you got in </text:span><text:span text:style-name="T12">Question #2</text:span><text:span text:style-name="T4">. Remember that you can add the argument </text:span><text:span text:style-name="T15">lower.tail = FALSE</text:span><text:span text:style-name="T4"> to the command, e.g., </text:span><text:span text:style-name="T15">pnorm(0.5, mean = 0, sd = 1, lower.tail = FALSE)</text:span><text:span text:style-name="T4">, to find 1 – cumulative proportion instead.)</text:span><text:bookmark text:name="_GoBack"/><text:bookmark text:name="_Hlk503730093"/><text:bookmark text:name="_Hlk503730275"/></text:p>
      <text:p text:style-name="P1"/>
      <text:p text:style-name="P17">Since we got a value of 0.06705883, this does not breach the threshold of 1% which would make it unusual. We can conclude that it is highly unlikely that we would have had a heavier first simulated sample of 4 squirrels.</text:p>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ight Wynne</meta:initial-creator>
    <meta:editing-cycles>4</meta:editing-cycles>
    <meta:creation-date>2019-09-18T15:55:00</meta:creation-date>
    <dc:date>2019-10-22T14:10:19.668558560</dc:date>
    <meta:editing-duration>PT4M3S</meta:editing-duration>
    <meta:generator>LibreOffice/5.1.6.2$Linux_X86_64 LibreOffice_project/10m0$Build-2</meta:generator>
    <meta:document-statistic meta:table-count="0" meta:image-count="0" meta:object-count="2" meta:page-count="4" meta:paragraph-count="48" meta:word-count="1056" meta:character-count="6150" meta:non-whitespace-character-count="50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row>
      <mi>μ</mi>
      <mo stretchy="false">=</mo>
      <mn>1.7</mn>
    </mrow>
    <annotation encoding="StarMath 5.0">μ=1.7</annotation>
  </semantics>
</math>
</file>

<file path=Object 4/content.xml><?xml version="1.0" encoding="utf-8"?>
<math xmlns="http://www.w3.org/1998/Math/MathML" display="block">
  <semantics>
    <mrow>
      <mi>σ</mi>
      <mo stretchy="false">=</mo>
      <mn>0.5</mn>
    </mrow>
    <annotation encoding="StarMath 5.0">σ=0.5</annotation>
  </semantics>
</math>
</file>